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52fd" officeooo:paragraph-rsid="001552fd"/>
    </style:style>
    <style:style style:name="P2" style:family="paragraph" style:parent-style-name="Standard">
      <style:text-properties officeooo:rsid="0016f66e" officeooo:paragraph-rsid="0016f66e"/>
    </style:style>
    <style:style style:name="P3" style:family="paragraph" style:parent-style-name="Standard">
      <style:text-properties fo:font-weight="bold" officeooo:rsid="001552fd" officeooo:paragraph-rsid="001552fd" style:font-weight-asian="bold" style:font-weight-complex="bold"/>
    </style:style>
    <style:style style:name="P4" style:family="paragraph" style:parent-style-name="Standard">
      <style:text-properties fo:font-weight="bold" officeooo:rsid="0018a542" officeooo:paragraph-rsid="0018a542" style:font-weight-asian="bold" style:font-weight-complex="bold"/>
    </style:style>
    <style:style style:name="P5" style:family="paragraph" style:parent-style-name="Standard">
      <style:text-properties fo:font-weight="bold" officeooo:rsid="0016f66e" officeooo:paragraph-rsid="0016f66e" style:font-weight-asian="bold" style:font-weight-complex="bold"/>
    </style:style>
    <style:style style:name="P6" style:family="paragraph" style:parent-style-name="Standard">
      <style:text-properties fo:font-weight="normal" officeooo:rsid="00209565" officeooo:paragraph-rsid="00209565" style:font-weight-asian="normal" style:font-weight-complex="normal"/>
    </style:style>
    <style:style style:name="P7" style:family="paragraph" style:parent-style-name="Standard">
      <style:text-properties officeooo:rsid="00209565" officeooo:paragraph-rsid="00209565"/>
    </style:style>
    <style:style style:name="P8" style:family="paragraph" style:parent-style-name="Standard">
      <style:text-properties fo:font-weight="bold" officeooo:rsid="0018a542" officeooo:paragraph-rsid="00209565" style:font-weight-asian="bold" style:font-weight-complex="bold"/>
    </style:style>
    <style:style style:name="P9" style:family="paragraph" style:parent-style-name="Standard">
      <style:text-properties fo:font-weight="bold" officeooo:rsid="001552fd" officeooo:paragraph-rsid="001552fd" style:font-weight-asian="bold" style:font-weight-complex="bold"/>
    </style:style>
    <style:style style:name="P10" style:family="paragraph" style:parent-style-name="Standard">
      <style:text-properties fo:font-weight="bold" officeooo:rsid="001552fd" officeooo:paragraph-rsid="002539ea" style:font-weight-asian="bold" style:font-weight-complex="bold"/>
    </style:style>
    <style:style style:name="P11" style:family="paragraph" style:parent-style-name="Standard">
      <style:text-properties fo:font-weight="bold" officeooo:rsid="002539ea" officeooo:paragraph-rsid="002539ea" style:font-weight-asian="bold" style:font-weight-complex="bold"/>
    </style:style>
    <style:style style:name="P12" style:family="paragraph" style:parent-style-name="Standard">
      <style:text-properties fo:font-weight="normal" officeooo:rsid="002539ea" officeooo:paragraph-rsid="002539ea" style:font-weight-asian="normal" style:font-weight-complex="normal"/>
    </style:style>
    <style:style style:name="P13" style:family="paragraph" style:parent-style-name="Standard">
      <style:text-properties fo:font-weight="normal" officeooo:rsid="00209565" officeooo:paragraph-rsid="00209565" style:font-weight-asian="normal" style:font-weight-complex="normal"/>
    </style:style>
    <style:style style:name="P14" style:family="paragraph" style:parent-style-name="Table_20_Contents">
      <style:text-properties officeooo:rsid="002539ea" officeooo:paragraph-rsid="002539ea"/>
    </style:style>
    <style:style style:name="P15" style:family="paragraph" style:parent-style-name="Table_20_Heading">
      <style:text-properties officeooo:rsid="002539ea" officeooo:paragraph-rsid="002539ea"/>
    </style:style>
    <style:style style:name="T1" style:family="text">
      <style:text-properties officeooo:rsid="00235bca"/>
    </style:style>
    <style:style style:name="T2" style:family="text">
      <style:text-properties fo:color="#333333"/>
    </style:style>
    <style:style style:name="T3" style:family="text">
      <style:text-properties officeooo:rsid="0024ab0b"/>
    </style:style>
    <style:style style:name="T4" style:family="text">
      <style:text-properties officeooo:rsid="002539ea"/>
    </style:style>
    <style:style style:name="T5" style:family="text">
      <style:text-properties fo:font-weight="bold" style:font-weight-asian="bold" style:font-weight-complex="bold"/>
    </style:style>
    <style:style style:name="T6" style:family="text">
      <style:text-properties fo:font-weight="bold" officeooo:rsid="002539e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ika</text:span> <text:span text:style-name="T3">R</text:span>obot </text:p>
      <text:p text:style-name="P3"/>
      <text:p text:style-name="P3">Compass Module Calibration:</text:p>
      <text:p text:style-name="P3"/>
      <text:p text:style-name="P11">Pika Description:</text:p>
      <text:p text:style-name="P12">Pika is a robotic rover that is built from the Pololu Zumo robot with several modifications allowing for obstruction detection and lighting.</text:p>
      <text:p text:style-name="P3"/>
      <text:p text:style-name="P3">Problem:</text:p>
      <text:p text:style-name="P1">The compass module on the <text:span text:style-name="T4">Pika</text:span> robot is capable of measuring both acceleration and direction in three axis. <text:s/>The direction is determined by the magnetic pull on the compass module. <text:s/>Due to both normal variations and <text:span text:style-name="T1">inaccuracies</text:span> in the compass module as well as the magnetic pull of two motors and a servo on the <text:span text:style-name="T4">Pika</text:span> robot the compass module may not be accurate. <text:s/>This is compounded by the effect of the motors and servo on the compass while they are in operation. <text:s/>In order to accurately gauge the direction using the compass module we must run various tests and determine a reasonable range and method by which we can determine when we have pointed a certain direction in various conditions.</text:p>
      <text:p text:style-name="P1"/>
      <text:p text:style-name="P3">Test Procedures:</text:p>
      <text:p text:style-name="P1">While under the operating environment of the test take <text:span text:style-name="T4">5</text:span>00<text:span text:style-name="T4">0</text:span> readings from the compass module with the robot positioned in one of the four cardinal directions. <text:s/>After taking the <text:span text:style-name="T4">50</text:span>00 readings they will be used to determine a reasonable max and min value that translates to the cardinal direction under that operating environment.</text:p>
      <text:p text:style-name="P1"/>
      <text:p text:style-name="P3">Operating Environments to Test:</text:p>
      <text:p text:style-name="P1">Right motor forward 50, Left motor reverse 50</text:p>
      <text:p text:style-name="P1">Right motor reverse 50, Left motor forward 50</text:p>
      <text:p text:style-name="P1">Right motor forward 100, Left motor forward 100</text:p>
      <text:p text:style-name="P1">Right motor reverse 100, Left motor reverse 100</text:p>
      <text:p text:style-name="P1">Right motor forward 0, Left motor forward 0</text:p>
      <text:p text:style-name="P1"/>
      <text:p text:style-name="P3">Cardinal directions to test:</text:p>
      <text:p text:style-name="P1">North</text:p>
      <text:p text:style-name="P1">South </text:p>
      <text:p text:style-name="P1">East</text:p>
      <text:p text:style-name="P1">West</text:p>
      <text:p text:style-name="P1"/>
      <text:p text:style-name="P3">Constants:</text:p>
      <text:p text:style-name="P1">Servo position of 90</text:p>
      <text:p text:style-name="P1"/>
      <text:p text:style-name="P5">Control:</text:p>
      <text:p text:style-name="P2">Brunton Compass</text:p>
      <text:p text:style-name="P2"/>
      <text:p text:style-name="P5">Anomolies:</text:p>
      <text:p text:style-name="P2">The bolts in the table I sit at cause the control compass to point to a false north.</text:p>
      <text:p text:style-name="P2"/>
      <text:p text:style-name="P4"><text:soft-page-break/>Tests:</text:p>
      <text:p text:style-name="P7"/>
      <text:p text:style-name="P7"><text:span text:style-name="T5">Sanity Check of the Test </text:span><text:span text:style-name="T6">Sample Size</text:span></text:p>
      <text:p text:style-name="P12">In order to determine an appropriate sample size for the test multiple tests were completed with Pika facing north with under the Right motor forward 50, Left motor reverse 50 operating environment. <text:s/>The following results were found:</text:p>
      <table:table table:name="Table1" table:style-name="Table1">
        <table:table-column table:style-name="Table1.A" table:number-columns-repeated="4"/>
        <table:table-header-rows>
          <table:table-row>
            <table:table-cell table:style-name="Table1.A1" office:value-type="string">
              <text:p text:style-name="P15">200</text:p>
            </table:table-cell>
            <table:table-cell table:style-name="Table1.A1" office:value-type="string">
              <text:p text:style-name="P15">400</text:p>
            </table:table-cell>
            <table:table-cell table:style-name="Table1.A1" office:value-type="string">
              <text:p text:style-name="P15">1000</text:p>
            </table:table-cell>
            <table:table-cell table:style-name="Table1.D1" office:value-type="string">
              <text:p text:style-name="P15">5000</text:p>
            </table:table-cell>
          </table:table-row>
        </table:table-header-rows>
        <table:table-row>
          <table:table-cell table:style-name="Table1.A2" office:value-type="string">
            <text:p text:style-name="Table_20_Contents"/>
          </table:table-cell>
          <table:table-cell table:style-name="Table1.A2" office:value-type="string">
            <text:p text:style-name="P14">(130, 689)</text:p>
          </table:table-cell>
          <table:table-cell table:style-name="Table1.A2" office:value-type="string">
            <text:p text:style-name="P14">(107, 678)</text:p>
          </table:table-cell>
          <table:table-cell table:style-name="Table1.D2" office:value-type="string">
            <text:p text:style-name="P14">(115, 667)</text:p>
          </table:table-cell>
        </table:table-row>
        <table:table-row>
          <table:table-cell table:style-name="Table1.A2" office:value-type="string">
            <text:p text:style-name="Table_20_Contents"/>
          </table:table-cell>
          <table:table-cell table:style-name="Table1.A2" office:value-type="string">
            <text:p text:style-name="P14">(120, 690)</text:p>
          </table:table-cell>
          <table:table-cell table:style-name="Table1.A2" office:value-type="string">
            <text:p text:style-name="P14">(121, 673)</text:p>
          </table:table-cell>
          <table:table-cell table:style-name="Table1.D2" office:value-type="string">
            <text:p text:style-name="P14">(116, 664)</text:p>
          </table:table-cell>
        </table:table-row>
        <table:table-row>
          <table:table-cell table:style-name="Table1.A2" office:value-type="string">
            <text:p text:style-name="Table_20_Contents"/>
          </table:table-cell>
          <table:table-cell table:style-name="Table1.A2" office:value-type="string">
            <text:p text:style-name="P14">(98, 674)</text:p>
          </table:table-cell>
          <table:table-cell table:style-name="Table1.A2" office:value-type="string">
            <text:p text:style-name="P14">(99,676)</text:p>
          </table:table-cell>
          <table:table-cell table:style-name="Table1.D2" office:value-type="string">
            <text:p text:style-name="P14"/>
          </table:table-cell>
        </table:table-row>
        <table:table-row>
          <table:table-cell table:style-name="Table1.A2" office:value-type="string">
            <text:p text:style-name="Table_20_Contents"/>
          </table:table-cell>
          <table:table-cell table:style-name="Table1.A2" office:value-type="string">
            <text:p text:style-name="P14">(117, 691)</text:p>
          </table:table-cell>
          <table:table-cell table:style-name="Table1.A2" office:value-type="string">
            <text:p text:style-name="P14">(121,673)</text:p>
          </table:table-cell>
          <table:table-cell table:style-name="Table1.D2" office:value-type="string">
            <text:p text:style-name="Table_20_Contents"/>
          </table:table-cell>
        </table:table-row>
      </table:table>
      <text:p text:style-name="P12"/>
      <text:p text:style-name="P12">A sample size of 5000 was decided on based on the reasonably small variations in mean calculated after multiple individual tests.</text:p>
      <text:p text:style-name="P6"/>
      <text:p text:style-name="P6"/>
      <text:p text:style-name="P10">Right motor forward 50, Left motor reverse 50</text:p>
      <text:p text:style-name="P10">Right motor reverse 50, Left motor forward 50</text:p>
      <text:p text:style-name="P10">Right motor forward 100, Left motor forward 100</text:p>
      <text:p text:style-name="P10">Right motor reverse 100, Left motor reverse 100</text:p>
      <text:p text:style-name="P10">Right motor forward 0, Left motor forward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color="#333333"/>
    </style:style>
    <style:style style:name="MT2" style:family="text">
      <style:text-properties fo:color="#0000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span text:style-name="MT1">Pika by </text:span><text:a xlink:type="simple" xlink:href="https://github.com/binarylegit/Pika" text:style-name="Internet_20_link" text:visited-style-name="Visited_20_Internet_20_Link"><text:span text:style-name="MT2">Daniel Fowler</text:span></text:a><text:span text:style-name="MT1"> is licensed under a </text:span><text:a xlink:type="simple" xlink:href="http://creativecommons.org/licenses/by-sa/4.0/" text:style-name="Internet_20_link" text:visited-style-name="Visited_20_Internet_20_Link"><text:span text:style-name="MT2">Creative Commons Attribution-ShareAlike 4.0 International License</text:span></text:a><text:span text:style-name="MT1">.<text:line-break/>Based on a work at </text:span><text:a xlink:type="simple" xlink:href="https://github.com/binarylegit/Pika" text:style-name="Internet_20_link" text:visited-style-name="Visited_20_Internet_20_Link"><text:span text:style-name="MT2">https://github.com/binarylegit/Pik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9:15:08.441000000</meta:creation-date>
    <dc:date>2014-11-28T10:56:39.060000000</dc:date>
    <meta:editing-duration>PT1H14M9S</meta:editing-duration>
    <meta:editing-cycles>12</meta:editing-cycles>
    <meta:generator>LibreOffice/4.3.2.2$Windows_x86 LibreOffice_project/edfb5295ba211bd31ad47d0bad0118690f76407d</meta:generator>
    <meta:document-statistic meta:table-count="1" meta:image-count="0" meta:object-count="0" meta:page-count="2" meta:paragraph-count="49" meta:word-count="433" meta:character-count="2599" meta:non-whitespace-character-count="2206"/>
  </office:meta>
</office:document-meta>
</file>